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9a23" officeooo:paragraph-rsid="001e4da6"/>
    </style:style>
    <style:style style:name="P2" style:family="paragraph" style:parent-style-name="Standard">
      <style:text-properties officeooo:rsid="00119a23" officeooo:paragraph-rsid="001f0edf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9ac92" officeooo:paragraph-rsid="001e4da6" style:font-weight-asian="bold" style:font-weight-complex="bold"/>
    </style:style>
    <style:style style:name="P4" style:family="paragraph" style:parent-style-name="Standard">
      <style:text-properties fo:font-size="11pt" officeooo:rsid="001e4da6" officeooo:paragraph-rsid="001e4da6" style:font-size-asian="9.60000038146973pt" style:font-size-complex="11pt"/>
    </style:style>
    <style:style style:name="P5" style:family="paragraph" style:parent-style-name="Standard">
      <style:text-properties officeooo:rsid="00119a23" officeooo:paragraph-rsid="0022404a"/>
    </style:style>
    <style:style style:name="T1" style:family="text">
      <style:text-properties style:text-underline-style="solid" style:text-underline-width="auto" style:text-underline-color="font-color" fo:font-weight="bold" officeooo:rsid="0009ac92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e4da6" style:font-weight-asian="bold" style:font-weight-complex="bold"/>
    </style:style>
    <style:style style:name="T3" style:family="text">
      <style:text-properties officeooo:rsid="001e4da6"/>
    </style:style>
    <style:style style:name="T4" style:family="text">
      <style:text-properties fo:font-variant="normal" fo:text-transform="none" fo:color="#202122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de:</text:p>
      <text:p text:style-name="P1"><text:s/></text:p>
      <text:p text:style-name="P4">public class Main {<text:line-break/> <text:s text:c="3"/>public static void main(String[] args) {<text:line-break/> <text:s text:c="7"/>String text = "You think this is something?,You think this is bad?,This?,This chicanery?,He's done worse.";<text:line-break/> <text:s text:c="7"/>String shorttext = (text.substring(52,90));<text:line-break/> <text:s text:c="7"/>String uppershorttext = shorttext.toUpperCase();<text:line-break/> <text:s text:c="7"/>String[] splittext = uppershorttext.split(",");<text:line-break/> <text:s text:c="7"/><text:line-break/> <text:s text:c="7"/>System.out.println(splittext[0]);<text:line-break/> <text:s text:c="7"/>System.out.println(splittext[1]);<text:line-break/> <text:s text:c="7"/>System.out.println(splittext[2]);<text:line-break/> <text:s text:c="7"/>System.out.println();<text:line-break/> <text:s text:c="3"/>}<text:line-break/>}</text:p>
      <text:p text:style-name="P1"/>
      <text:p text:style-name="P1"><text:span text:style-name="T2">Explanation</text:span><text:span text:style-name="T1">:</text:span></text:p>
      <text:p text:style-name="P1"/>
      <text:p text:style-name="P1"><text:span text:style-name="T4">–</text:span> <text:span text:style-name="T3">Line #3 defines the variable 'text' as a string.</text:span></text:p>
      <text:p text:style-name="P1"><text:span text:style-name="T4">–</text:span> <text:span text:style-name="T3">Line #4 defines the variable 'shorttext' as characters 52-90 of the above string, using the 'substring' function.</text:span></text:p>
      <text:p text:style-name="P2"><text:span text:style-name="T4">–</text:span> <text:span text:style-name="T3">Line #5 defines the variable 'uppershorttext' as the variable 'shorttext' capitalised, using the 'toUpperCase' function.</text:span></text:p>
      <text:p text:style-name="P2"><text:span text:style-name="T4">–</text:span> <text:span text:style-name="T3">Line #6 defines the variable 'splittext' as the variable 'uppershorttext' split using the character ',' using the 'split' function.</text:span></text:p>
      <text:p text:style-name="P5"><text:span text:style-name="T4">–</text:span> <text:span text:style-name="T3">Line #8, #9 and #10 print the three strings that we split the variable 'uppershorttext' i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10S</meta:editing-duration>
    <meta:editing-cycles>7</meta:editing-cycles>
    <meta:generator>LibreOffice/5.0.4.2$Windows_x86 LibreOffice_project/2b9802c1994aa0b7dc6079e128979269cf95bc78</meta:generator>
    <dc:date>2022-05-31T17:02:59.163000000</dc:date>
    <meta:document-statistic meta:table-count="0" meta:image-count="0" meta:object-count="0" meta:page-count="1" meta:paragraph-count="9" meta:word-count="121" meta:character-count="1051" meta:non-whitespace-character-count="851"/>
    <meta:user-defined meta:name="Info 1"/>
    <meta:user-defined meta:name="Info 2"/>
    <meta:user-defined meta:name="Info 3"/>
    <meta:user-defined meta:name="Info 4"/>
  </office:meta>
</office:document-meta>
</file>